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2.187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1.533cm"/>
    </style:style>
    <style:style style:name="co20" style:family="table-column">
      <style:table-column-properties fo:break-before="auto" style:column-width="1.316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506cm"/>
    </style:style>
    <style:style style:name="co24" style:family="table-column">
      <style:table-column-properties fo:break-before="auto" style:column-width="1.233cm"/>
    </style:style>
    <style:style style:name="co25" style:family="table-column">
      <style:table-column-properties fo:break-before="auto" style:column-width="1.833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2.676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3.657cm"/>
    </style:style>
    <style:style style:name="co30" style:family="table-column">
      <style:table-column-properties fo:break-before="auto" style:column-width="3.847cm"/>
    </style:style>
    <style:style style:name="co31" style:family="table-column">
      <style:table-column-properties fo:break-before="auto" style:column-width="4.692cm"/>
    </style:style>
    <style:style style:name="co32" style:family="table-column">
      <style:table-column-properties fo:break-before="auto" style:column-width="3.549cm"/>
    </style:style>
    <style:style style:name="co33" style:family="table-column">
      <style:table-column-properties fo:break-before="auto" style:column-width="4.747cm"/>
    </style:style>
    <style:style style:name="co34" style:family="table-column">
      <style:table-column-properties fo:break-before="auto" style:column-width="4.12cm"/>
    </style:style>
    <style:style style:name="co35" style:family="table-column">
      <style:table-column-properties fo:break-before="auto" style:column-width="4.256cm"/>
    </style:style>
    <style:style style:name="co36" style:family="table-column">
      <style:table-column-properties fo:break-before="auto" style:column-width="5.373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Additional 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Yomi Name</text:p>
          </table:table-cell>
          <table:table-cell office:value-type="string" calcext:value-type="string">
            <text:p>Given Name Yomi</text:p>
          </table:table-cell>
          <table:table-cell office:value-type="string" calcext:value-type="string">
            <text:p>Additional Name Yomi</text:p>
          </table:table-cell>
          <table:table-cell office:value-type="string" calcext:value-type="string">
            <text:p>Family Name Yomi</text:p>
          </table:table-cell>
          <table:table-cell office:value-type="string" calcext:value-type="string">
            <text:p>Name Prefix</text:p>
          </table:table-cell>
          <table:table-cell office:value-type="string" calcext:value-type="string">
            <text:p>Name Suffix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Maiden 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illing Information</text:p>
          </table:table-cell>
          <table:table-cell office:value-type="string" calcext:value-type="string">
            <text:p>Directory Server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Group Membership</text:p>
          </table:table-cell>
          <table:table-cell office:value-type="string" calcext:value-type="string">
            <text:p>Phone 1 - Type</text:p>
          </table:table-cell>
          <table:table-cell table:style-name="Default" office:value-type="string" calcext:value-type="string">
            <text:p>Phone 1 - Value</text:p>
          </table:table-cell>
          <table:table-cell office:value-type="string" calcext:value-type="string">
            <text:p>Organization 1 - Type</text:p>
          </table:table-cell>
          <table:table-cell office:value-type="string" calcext:value-type="string">
            <text:p>Organization 1 - Name</text:p>
          </table:table-cell>
          <table:table-cell office:value-type="string" calcext:value-type="string">
            <text:p>Organization 1 - Yomi Name</text:p>
          </table:table-cell>
          <table:table-cell office:value-type="string" calcext:value-type="string">
            <text:p>Organization 1 - Title</text:p>
          </table:table-cell>
          <table:table-cell office:value-type="string" calcext:value-type="string">
            <text:p>Organization 1 - Department</text:p>
          </table:table-cell>
          <table:table-cell office:value-type="string" calcext:value-type="string">
            <text:p>Organization 1 - Symbol</text:p>
          </table:table-cell>
          <table:table-cell office:value-type="string" calcext:value-type="string">
            <text:p>Organization 1 - Location</text:p>
          </table:table-cell>
          <table:table-cell office:value-type="string" calcext:value-type="string">
            <text:p>Organization 1 - Job Description</text:p>
          </table:table-cell>
        </table:table-row>
        <table:table-row table:style-name="ro1">
          <table:table-cell table:number-columns-repeated="2" office:value-type="string" calcext:value-type="string">
            <text:p>AA3_1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* myContact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081283388351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 table:visibility="filter">
          <table:table-cell table:number-columns-repeated="2" office:value-type="string" calcext:value-type="string">
            <text:p>AA3_2</text:p>
          </table:table-cell>
          <table:table-cell table:number-columns-repeated="28"/>
          <table:table-cell office:value-type="string" calcext:value-type="string">
            <text:p>08128338835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3</text:p>
          </table:table-cell>
          <table:table-cell table:number-columns-repeated="28"/>
          <table:table-cell office:value-type="string" calcext:value-type="string">
            <text:p>08128338835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</text:p>
          </table:table-cell>
          <table:table-cell table:number-columns-repeated="28"/>
          <table:table-cell office:value-type="string" calcext:value-type="string">
            <text:p>08128338835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5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5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7</text:p>
          </table:table-cell>
          <table:table-cell table:number-columns-repeated="28"/>
          <table:table-cell office:value-type="string" calcext:value-type="string">
            <text:p>08128338835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5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</text:p>
          </table:table-cell>
          <table:table-cell table:number-columns-repeated="28"/>
          <table:table-cell office:value-type="string" calcext:value-type="string">
            <text:p>08128338835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10</text:p>
          </table:table-cell>
          <table:table-cell table:number-columns-repeated="28"/>
          <table:table-cell office:value-type="string" calcext:value-type="string">
            <text:p>08128338835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11</text:p>
          </table:table-cell>
          <table:table-cell table:number-columns-repeated="28"/>
          <table:table-cell office:value-type="string" calcext:value-type="string">
            <text:p>08128338836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12</text:p>
          </table:table-cell>
          <table:table-cell table:number-columns-repeated="28"/>
          <table:table-cell office:value-type="string" calcext:value-type="string">
            <text:p>08128338836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1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6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14</text:p>
          </table:table-cell>
          <table:table-cell table:number-columns-repeated="28"/>
          <table:table-cell office:value-type="string" calcext:value-type="string">
            <text:p>08128338836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1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6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1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6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1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6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18</text:p>
          </table:table-cell>
          <table:table-cell table:number-columns-repeated="28"/>
          <table:table-cell office:value-type="string" calcext:value-type="string">
            <text:p>08128338836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19</text:p>
          </table:table-cell>
          <table:table-cell table:number-columns-repeated="28"/>
          <table:table-cell office:value-type="string" calcext:value-type="string">
            <text:p>08128338836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20</text:p>
          </table:table-cell>
          <table:table-cell table:number-columns-repeated="28"/>
          <table:table-cell office:value-type="string" calcext:value-type="string">
            <text:p>08128338836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2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7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22</text:p>
          </table:table-cell>
          <table:table-cell table:number-columns-repeated="28"/>
          <table:table-cell office:value-type="string" calcext:value-type="string">
            <text:p>08128338837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23</text:p>
          </table:table-cell>
          <table:table-cell table:number-columns-repeated="28"/>
          <table:table-cell office:value-type="string" calcext:value-type="string">
            <text:p>08128338837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24</text:p>
          </table:table-cell>
          <table:table-cell table:number-columns-repeated="28"/>
          <table:table-cell office:value-type="string" calcext:value-type="string">
            <text:p>08128338837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2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7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26</text:p>
          </table:table-cell>
          <table:table-cell table:number-columns-repeated="28"/>
          <table:table-cell office:value-type="string" calcext:value-type="string">
            <text:p>08128338837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2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7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2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7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2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7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30</text:p>
          </table:table-cell>
          <table:table-cell table:number-columns-repeated="28"/>
          <table:table-cell office:value-type="string" calcext:value-type="string">
            <text:p>08128338837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3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8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3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8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3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8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3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8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35</text:p>
          </table:table-cell>
          <table:table-cell table:number-columns-repeated="28"/>
          <table:table-cell office:value-type="string" calcext:value-type="string">
            <text:p>08128338838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36</text:p>
          </table:table-cell>
          <table:table-cell table:number-columns-repeated="28"/>
          <table:table-cell office:value-type="string" calcext:value-type="string">
            <text:p>08128338838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37</text:p>
          </table:table-cell>
          <table:table-cell table:number-columns-repeated="28"/>
          <table:table-cell office:value-type="string" calcext:value-type="string">
            <text:p>08128338838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3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8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3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8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0</text:p>
          </table:table-cell>
          <table:table-cell table:number-columns-repeated="28"/>
          <table:table-cell office:value-type="string" calcext:value-type="string">
            <text:p>08128338838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4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9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2</text:p>
          </table:table-cell>
          <table:table-cell table:number-columns-repeated="28"/>
          <table:table-cell office:value-type="string" calcext:value-type="string">
            <text:p>08128338839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4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9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4</text:p>
          </table:table-cell>
          <table:table-cell table:number-columns-repeated="28"/>
          <table:table-cell office:value-type="string" calcext:value-type="string">
            <text:p>08128338839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5</text:p>
          </table:table-cell>
          <table:table-cell table:number-columns-repeated="28"/>
          <table:table-cell office:value-type="string" calcext:value-type="string">
            <text:p>08128338839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6</text:p>
          </table:table-cell>
          <table:table-cell table:number-columns-repeated="28"/>
          <table:table-cell office:value-type="string" calcext:value-type="string">
            <text:p>08128338839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7</text:p>
          </table:table-cell>
          <table:table-cell table:number-columns-repeated="28"/>
          <table:table-cell office:value-type="string" calcext:value-type="string">
            <text:p>08128338839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48</text:p>
          </table:table-cell>
          <table:table-cell table:number-columns-repeated="28"/>
          <table:table-cell office:value-type="string" calcext:value-type="string">
            <text:p>08128338839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4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9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50</text:p>
          </table:table-cell>
          <table:table-cell table:number-columns-repeated="28"/>
          <table:table-cell office:value-type="string" calcext:value-type="string">
            <text:p>08128338839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51</text:p>
          </table:table-cell>
          <table:table-cell table:number-columns-repeated="28"/>
          <table:table-cell office:value-type="string" calcext:value-type="string">
            <text:p>08128338830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52</text:p>
          </table:table-cell>
          <table:table-cell table:number-columns-repeated="28"/>
          <table:table-cell office:value-type="string" calcext:value-type="string">
            <text:p>08128338830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53</text:p>
          </table:table-cell>
          <table:table-cell table:number-columns-repeated="28"/>
          <table:table-cell office:value-type="string" calcext:value-type="string">
            <text:p>08128338830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5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0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5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0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5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0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57</text:p>
          </table:table-cell>
          <table:table-cell table:number-columns-repeated="28"/>
          <table:table-cell office:value-type="string" calcext:value-type="string">
            <text:p>08128338830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5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0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59</text:p>
          </table:table-cell>
          <table:table-cell table:number-columns-repeated="28"/>
          <table:table-cell office:value-type="string" calcext:value-type="string">
            <text:p>08128338830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0</text:p>
          </table:table-cell>
          <table:table-cell table:number-columns-repeated="28"/>
          <table:table-cell office:value-type="string" calcext:value-type="string">
            <text:p>08128338830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6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1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2</text:p>
          </table:table-cell>
          <table:table-cell table:number-columns-repeated="28"/>
          <table:table-cell office:value-type="string" calcext:value-type="string">
            <text:p>08128338831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3</text:p>
          </table:table-cell>
          <table:table-cell table:number-columns-repeated="28"/>
          <table:table-cell office:value-type="string" calcext:value-type="string">
            <text:p>08128338831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6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1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5</text:p>
          </table:table-cell>
          <table:table-cell table:number-columns-repeated="28"/>
          <table:table-cell office:value-type="string" calcext:value-type="string">
            <text:p>08128338831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6</text:p>
          </table:table-cell>
          <table:table-cell table:number-columns-repeated="28"/>
          <table:table-cell office:value-type="string" calcext:value-type="string">
            <text:p>08128338831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7</text:p>
          </table:table-cell>
          <table:table-cell table:number-columns-repeated="28"/>
          <table:table-cell office:value-type="string" calcext:value-type="string">
            <text:p>08128338831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8</text:p>
          </table:table-cell>
          <table:table-cell table:number-columns-repeated="28"/>
          <table:table-cell office:value-type="string" calcext:value-type="string">
            <text:p>08128338831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69</text:p>
          </table:table-cell>
          <table:table-cell table:number-columns-repeated="28"/>
          <table:table-cell office:value-type="string" calcext:value-type="string">
            <text:p>08128338831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70</text:p>
          </table:table-cell>
          <table:table-cell table:number-columns-repeated="28"/>
          <table:table-cell office:value-type="string" calcext:value-type="string">
            <text:p>08128338831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71</text:p>
          </table:table-cell>
          <table:table-cell table:number-columns-repeated="28"/>
          <table:table-cell office:value-type="string" calcext:value-type="string">
            <text:p>08128338832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7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2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73</text:p>
          </table:table-cell>
          <table:table-cell table:number-columns-repeated="28"/>
          <table:table-cell office:value-type="string" calcext:value-type="string">
            <text:p>08128338832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74</text:p>
          </table:table-cell>
          <table:table-cell table:number-columns-repeated="28"/>
          <table:table-cell office:value-type="string" calcext:value-type="string">
            <text:p>08128338832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75</text:p>
          </table:table-cell>
          <table:table-cell table:number-columns-repeated="28"/>
          <table:table-cell office:value-type="string" calcext:value-type="string">
            <text:p>08128338832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7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2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77</text:p>
          </table:table-cell>
          <table:table-cell table:number-columns-repeated="28"/>
          <table:table-cell office:value-type="string" calcext:value-type="string">
            <text:p>08128338832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7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2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7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2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8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2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81</text:p>
          </table:table-cell>
          <table:table-cell table:number-columns-repeated="28"/>
          <table:table-cell office:value-type="string" calcext:value-type="string">
            <text:p>08128338833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8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3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8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3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84</text:p>
          </table:table-cell>
          <table:table-cell table:number-columns-repeated="28"/>
          <table:table-cell office:value-type="string" calcext:value-type="string">
            <text:p>08128338833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8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3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86</text:p>
          </table:table-cell>
          <table:table-cell table:number-columns-repeated="28"/>
          <table:table-cell office:value-type="string" calcext:value-type="string">
            <text:p>08128338833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8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3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8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3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89</text:p>
          </table:table-cell>
          <table:table-cell table:number-columns-repeated="28"/>
          <table:table-cell office:value-type="string" calcext:value-type="string">
            <text:p>08128338833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0</text:p>
          </table:table-cell>
          <table:table-cell table:number-columns-repeated="28"/>
          <table:table-cell office:value-type="string" calcext:value-type="string">
            <text:p>08128338833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1</text:p>
          </table:table-cell>
          <table:table-cell table:number-columns-repeated="28"/>
          <table:table-cell office:value-type="string" calcext:value-type="string">
            <text:p>08128338834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2</text:p>
          </table:table-cell>
          <table:table-cell table:number-columns-repeated="28"/>
          <table:table-cell office:value-type="string" calcext:value-type="string">
            <text:p>08128338834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3</text:p>
          </table:table-cell>
          <table:table-cell table:number-columns-repeated="28"/>
          <table:table-cell office:value-type="string" calcext:value-type="string">
            <text:p>08128338834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9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4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9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4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6</text:p>
          </table:table-cell>
          <table:table-cell table:number-columns-repeated="28"/>
          <table:table-cell office:value-type="string" calcext:value-type="string">
            <text:p>08128338834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3_9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34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8</text:p>
          </table:table-cell>
          <table:table-cell table:number-columns-repeated="28"/>
          <table:table-cell office:value-type="string" calcext:value-type="string">
            <text:p>08128338834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99</text:p>
          </table:table-cell>
          <table:table-cell table:number-columns-repeated="28"/>
          <table:table-cell office:value-type="string" calcext:value-type="string">
            <text:p>08128338834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3_100</text:p>
          </table:table-cell>
          <table:table-cell table:number-columns-repeated="28"/>
          <table:table-cell office:value-type="string" calcext:value-type="string">
            <text:p>08128338834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5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</text:p>
          </table:table-cell>
          <table:table-cell table:number-columns-repeated="28"/>
          <table:table-cell office:value-type="string" calcext:value-type="string">
            <text:p>08128338845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3</text:p>
          </table:table-cell>
          <table:table-cell table:number-columns-repeated="28"/>
          <table:table-cell office:value-type="string" calcext:value-type="string">
            <text:p>08128338845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5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</text:p>
          </table:table-cell>
          <table:table-cell table:number-columns-repeated="28"/>
          <table:table-cell office:value-type="string" calcext:value-type="string">
            <text:p>08128338845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5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5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</text:p>
          </table:table-cell>
          <table:table-cell table:number-columns-repeated="28"/>
          <table:table-cell office:value-type="string" calcext:value-type="string">
            <text:p>08128338845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9</text:p>
          </table:table-cell>
          <table:table-cell table:number-columns-repeated="28"/>
          <table:table-cell office:value-type="string" calcext:value-type="string">
            <text:p>08128338845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0</text:p>
          </table:table-cell>
          <table:table-cell table:number-columns-repeated="28"/>
          <table:table-cell office:value-type="string" calcext:value-type="string">
            <text:p>08128338845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1</text:p>
          </table:table-cell>
          <table:table-cell table:number-columns-repeated="28"/>
          <table:table-cell office:value-type="string" calcext:value-type="string">
            <text:p>08128338846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2</text:p>
          </table:table-cell>
          <table:table-cell table:number-columns-repeated="28"/>
          <table:table-cell office:value-type="string" calcext:value-type="string">
            <text:p>08128338846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3</text:p>
          </table:table-cell>
          <table:table-cell table:number-columns-repeated="28"/>
          <table:table-cell office:value-type="string" calcext:value-type="string">
            <text:p>08128338846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1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6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5</text:p>
          </table:table-cell>
          <table:table-cell table:number-columns-repeated="28"/>
          <table:table-cell office:value-type="string" calcext:value-type="string">
            <text:p>08128338846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6</text:p>
          </table:table-cell>
          <table:table-cell table:number-columns-repeated="28"/>
          <table:table-cell office:value-type="string" calcext:value-type="string">
            <text:p>08128338846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7</text:p>
          </table:table-cell>
          <table:table-cell table:number-columns-repeated="28"/>
          <table:table-cell office:value-type="string" calcext:value-type="string">
            <text:p>08128338846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8</text:p>
          </table:table-cell>
          <table:table-cell table:number-columns-repeated="28"/>
          <table:table-cell office:value-type="string" calcext:value-type="string">
            <text:p>08128338846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9</text:p>
          </table:table-cell>
          <table:table-cell table:number-columns-repeated="28"/>
          <table:table-cell office:value-type="string" calcext:value-type="string">
            <text:p>08128338846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0</text:p>
          </table:table-cell>
          <table:table-cell table:number-columns-repeated="28"/>
          <table:table-cell office:value-type="string" calcext:value-type="string">
            <text:p>08128338846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1</text:p>
          </table:table-cell>
          <table:table-cell table:number-columns-repeated="28"/>
          <table:table-cell office:value-type="string" calcext:value-type="string">
            <text:p>08128338847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2</text:p>
          </table:table-cell>
          <table:table-cell table:number-columns-repeated="28"/>
          <table:table-cell office:value-type="string" calcext:value-type="string">
            <text:p>08128338847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3</text:p>
          </table:table-cell>
          <table:table-cell table:number-columns-repeated="28"/>
          <table:table-cell office:value-type="string" calcext:value-type="string">
            <text:p>08128338847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2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7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5</text:p>
          </table:table-cell>
          <table:table-cell table:number-columns-repeated="28"/>
          <table:table-cell office:value-type="string" calcext:value-type="string">
            <text:p>08128338847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6</text:p>
          </table:table-cell>
          <table:table-cell table:number-columns-repeated="28"/>
          <table:table-cell office:value-type="string" calcext:value-type="string">
            <text:p>08128338847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27</text:p>
          </table:table-cell>
          <table:table-cell table:number-columns-repeated="28"/>
          <table:table-cell office:value-type="string" calcext:value-type="string">
            <text:p>08128338847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2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7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2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7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30</text:p>
          </table:table-cell>
          <table:table-cell table:number-columns-repeated="28"/>
          <table:table-cell office:value-type="string" calcext:value-type="string">
            <text:p>08128338847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3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8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3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8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33</text:p>
          </table:table-cell>
          <table:table-cell table:number-columns-repeated="28"/>
          <table:table-cell office:value-type="string" calcext:value-type="string">
            <text:p>08128338848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34</text:p>
          </table:table-cell>
          <table:table-cell table:number-columns-repeated="28"/>
          <table:table-cell office:value-type="string" calcext:value-type="string">
            <text:p>08128338848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35</text:p>
          </table:table-cell>
          <table:table-cell table:number-columns-repeated="28"/>
          <table:table-cell office:value-type="string" calcext:value-type="string">
            <text:p>08128338848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36</text:p>
          </table:table-cell>
          <table:table-cell table:number-columns-repeated="28"/>
          <table:table-cell office:value-type="string" calcext:value-type="string">
            <text:p>08128338848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37</text:p>
          </table:table-cell>
          <table:table-cell table:number-columns-repeated="28"/>
          <table:table-cell office:value-type="string" calcext:value-type="string">
            <text:p>08128338848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3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8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3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8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0</text:p>
          </table:table-cell>
          <table:table-cell table:number-columns-repeated="28"/>
          <table:table-cell office:value-type="string" calcext:value-type="string">
            <text:p>08128338848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1</text:p>
          </table:table-cell>
          <table:table-cell table:number-columns-repeated="28"/>
          <table:table-cell office:value-type="string" calcext:value-type="string">
            <text:p>08128338849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2</text:p>
          </table:table-cell>
          <table:table-cell table:number-columns-repeated="28"/>
          <table:table-cell office:value-type="string" calcext:value-type="string">
            <text:p>08128338849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4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9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4</text:p>
          </table:table-cell>
          <table:table-cell table:number-columns-repeated="28"/>
          <table:table-cell office:value-type="string" calcext:value-type="string">
            <text:p>08128338849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5</text:p>
          </table:table-cell>
          <table:table-cell table:number-columns-repeated="28"/>
          <table:table-cell office:value-type="string" calcext:value-type="string">
            <text:p>08128338849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6</text:p>
          </table:table-cell>
          <table:table-cell table:number-columns-repeated="28"/>
          <table:table-cell office:value-type="string" calcext:value-type="string">
            <text:p>08128338849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7</text:p>
          </table:table-cell>
          <table:table-cell table:number-columns-repeated="28"/>
          <table:table-cell office:value-type="string" calcext:value-type="string">
            <text:p>08128338849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48</text:p>
          </table:table-cell>
          <table:table-cell table:number-columns-repeated="28"/>
          <table:table-cell office:value-type="string" calcext:value-type="string">
            <text:p>08128338849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4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9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5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9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1</text:p>
          </table:table-cell>
          <table:table-cell table:number-columns-repeated="28"/>
          <table:table-cell office:value-type="string" calcext:value-type="string">
            <text:p>08128338840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5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0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3</text:p>
          </table:table-cell>
          <table:table-cell table:number-columns-repeated="28"/>
          <table:table-cell office:value-type="string" calcext:value-type="string">
            <text:p>08128338840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4</text:p>
          </table:table-cell>
          <table:table-cell table:number-columns-repeated="28"/>
          <table:table-cell office:value-type="string" calcext:value-type="string">
            <text:p>08128338840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5</text:p>
          </table:table-cell>
          <table:table-cell table:number-columns-repeated="28"/>
          <table:table-cell office:value-type="string" calcext:value-type="string">
            <text:p>08128338840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6</text:p>
          </table:table-cell>
          <table:table-cell table:number-columns-repeated="28"/>
          <table:table-cell office:value-type="string" calcext:value-type="string">
            <text:p>08128338840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7</text:p>
          </table:table-cell>
          <table:table-cell table:number-columns-repeated="28"/>
          <table:table-cell office:value-type="string" calcext:value-type="string">
            <text:p>08128338840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8</text:p>
          </table:table-cell>
          <table:table-cell table:number-columns-repeated="28"/>
          <table:table-cell office:value-type="string" calcext:value-type="string">
            <text:p>08128338840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59</text:p>
          </table:table-cell>
          <table:table-cell table:number-columns-repeated="28"/>
          <table:table-cell office:value-type="string" calcext:value-type="string">
            <text:p>08128338840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6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0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61</text:p>
          </table:table-cell>
          <table:table-cell table:number-columns-repeated="28"/>
          <table:table-cell office:value-type="string" calcext:value-type="string">
            <text:p>08128338841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6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1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63</text:p>
          </table:table-cell>
          <table:table-cell table:number-columns-repeated="28"/>
          <table:table-cell office:value-type="string" calcext:value-type="string">
            <text:p>08128338841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64</text:p>
          </table:table-cell>
          <table:table-cell table:number-columns-repeated="28"/>
          <table:table-cell office:value-type="string" calcext:value-type="string">
            <text:p>08128338841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65</text:p>
          </table:table-cell>
          <table:table-cell table:number-columns-repeated="28"/>
          <table:table-cell office:value-type="string" calcext:value-type="string">
            <text:p>08128338841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66</text:p>
          </table:table-cell>
          <table:table-cell table:number-columns-repeated="28"/>
          <table:table-cell office:value-type="string" calcext:value-type="string">
            <text:p>08128338841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67</text:p>
          </table:table-cell>
          <table:table-cell table:number-columns-repeated="28"/>
          <table:table-cell office:value-type="string" calcext:value-type="string">
            <text:p>08128338841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6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1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69</text:p>
          </table:table-cell>
          <table:table-cell table:number-columns-repeated="28"/>
          <table:table-cell office:value-type="string" calcext:value-type="string">
            <text:p>08128338841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7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1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1</text:p>
          </table:table-cell>
          <table:table-cell table:number-columns-repeated="28"/>
          <table:table-cell office:value-type="string" calcext:value-type="string">
            <text:p>08128338842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2</text:p>
          </table:table-cell>
          <table:table-cell table:number-columns-repeated="28"/>
          <table:table-cell office:value-type="string" calcext:value-type="string">
            <text:p>08128338842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3</text:p>
          </table:table-cell>
          <table:table-cell table:number-columns-repeated="28"/>
          <table:table-cell office:value-type="string" calcext:value-type="string">
            <text:p>08128338842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4</text:p>
          </table:table-cell>
          <table:table-cell table:number-columns-repeated="28"/>
          <table:table-cell office:value-type="string" calcext:value-type="string">
            <text:p>08128338842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5</text:p>
          </table:table-cell>
          <table:table-cell table:number-columns-repeated="28"/>
          <table:table-cell office:value-type="string" calcext:value-type="string">
            <text:p>08128338842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6</text:p>
          </table:table-cell>
          <table:table-cell table:number-columns-repeated="28"/>
          <table:table-cell office:value-type="string" calcext:value-type="string">
            <text:p>08128338842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7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2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8</text:p>
          </table:table-cell>
          <table:table-cell table:number-columns-repeated="28"/>
          <table:table-cell office:value-type="string" calcext:value-type="string">
            <text:p>08128338842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79</text:p>
          </table:table-cell>
          <table:table-cell table:number-columns-repeated="28"/>
          <table:table-cell office:value-type="string" calcext:value-type="string">
            <text:p>08128338842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8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2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1</text:p>
          </table:table-cell>
          <table:table-cell table:number-columns-repeated="28"/>
          <table:table-cell office:value-type="string" calcext:value-type="string">
            <text:p>08128338843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2</text:p>
          </table:table-cell>
          <table:table-cell table:number-columns-repeated="28"/>
          <table:table-cell office:value-type="string" calcext:value-type="string">
            <text:p>08128338843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8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3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4</text:p>
          </table:table-cell>
          <table:table-cell table:number-columns-repeated="28"/>
          <table:table-cell office:value-type="string" calcext:value-type="string">
            <text:p>08128338843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5</text:p>
          </table:table-cell>
          <table:table-cell table:number-columns-repeated="28"/>
          <table:table-cell office:value-type="string" calcext:value-type="string">
            <text:p>08128338843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8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3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7</text:p>
          </table:table-cell>
          <table:table-cell table:number-columns-repeated="28"/>
          <table:table-cell office:value-type="string" calcext:value-type="string">
            <text:p>08128338843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8</text:p>
          </table:table-cell>
          <table:table-cell table:number-columns-repeated="28"/>
          <table:table-cell office:value-type="string" calcext:value-type="string">
            <text:p>08128338843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89</text:p>
          </table:table-cell>
          <table:table-cell table:number-columns-repeated="28"/>
          <table:table-cell office:value-type="string" calcext:value-type="string">
            <text:p>08128338843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9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3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9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4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92</text:p>
          </table:table-cell>
          <table:table-cell table:number-columns-repeated="28"/>
          <table:table-cell office:value-type="string" calcext:value-type="string">
            <text:p>08128338844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9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4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9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4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95</text:p>
          </table:table-cell>
          <table:table-cell table:number-columns-repeated="28"/>
          <table:table-cell office:value-type="string" calcext:value-type="string">
            <text:p>08128338844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96</text:p>
          </table:table-cell>
          <table:table-cell table:number-columns-repeated="28"/>
          <table:table-cell office:value-type="string" calcext:value-type="string">
            <text:p>08128338844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9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4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9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4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4_9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44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4_100</text:p>
          </table:table-cell>
          <table:table-cell table:number-columns-repeated="28"/>
          <table:table-cell office:value-type="string" calcext:value-type="string">
            <text:p>08128338844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</text:p>
          </table:table-cell>
          <table:table-cell table:number-columns-repeated="28"/>
          <table:table-cell office:value-type="string" calcext:value-type="string">
            <text:p>08128338855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</text:p>
          </table:table-cell>
          <table:table-cell table:number-columns-repeated="28"/>
          <table:table-cell office:value-type="string" calcext:value-type="string">
            <text:p>08128338855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</text:p>
          </table:table-cell>
          <table:table-cell table:number-columns-repeated="28"/>
          <table:table-cell office:value-type="string" calcext:value-type="string">
            <text:p>08128338855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5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</text:p>
          </table:table-cell>
          <table:table-cell table:number-columns-repeated="28"/>
          <table:table-cell office:value-type="string" calcext:value-type="string">
            <text:p>08128338855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</text:p>
          </table:table-cell>
          <table:table-cell table:number-columns-repeated="28"/>
          <table:table-cell office:value-type="string" calcext:value-type="string">
            <text:p>08128338855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5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</text:p>
          </table:table-cell>
          <table:table-cell table:number-columns-repeated="28"/>
          <table:table-cell office:value-type="string" calcext:value-type="string">
            <text:p>08128338855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</text:p>
          </table:table-cell>
          <table:table-cell table:number-columns-repeated="28"/>
          <table:table-cell office:value-type="string" calcext:value-type="string">
            <text:p>08128338855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0</text:p>
          </table:table-cell>
          <table:table-cell table:number-columns-repeated="28"/>
          <table:table-cell office:value-type="string" calcext:value-type="string">
            <text:p>08128338855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1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6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2</text:p>
          </table:table-cell>
          <table:table-cell table:number-columns-repeated="28"/>
          <table:table-cell office:value-type="string" calcext:value-type="string">
            <text:p>08128338856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3</text:p>
          </table:table-cell>
          <table:table-cell table:number-columns-repeated="28"/>
          <table:table-cell office:value-type="string" calcext:value-type="string">
            <text:p>08128338856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4</text:p>
          </table:table-cell>
          <table:table-cell table:number-columns-repeated="28"/>
          <table:table-cell office:value-type="string" calcext:value-type="string">
            <text:p>08128338856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1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6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6</text:p>
          </table:table-cell>
          <table:table-cell table:number-columns-repeated="28"/>
          <table:table-cell office:value-type="string" calcext:value-type="string">
            <text:p>08128338856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7</text:p>
          </table:table-cell>
          <table:table-cell table:number-columns-repeated="28"/>
          <table:table-cell office:value-type="string" calcext:value-type="string">
            <text:p>08128338856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1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6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9</text:p>
          </table:table-cell>
          <table:table-cell table:number-columns-repeated="28"/>
          <table:table-cell office:value-type="string" calcext:value-type="string">
            <text:p>08128338856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2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6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1</text:p>
          </table:table-cell>
          <table:table-cell table:number-columns-repeated="28"/>
          <table:table-cell office:value-type="string" calcext:value-type="string">
            <text:p>08128338857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2</text:p>
          </table:table-cell>
          <table:table-cell table:number-columns-repeated="28"/>
          <table:table-cell office:value-type="string" calcext:value-type="string">
            <text:p>08128338857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2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7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4</text:p>
          </table:table-cell>
          <table:table-cell table:number-columns-repeated="28"/>
          <table:table-cell office:value-type="string" calcext:value-type="string">
            <text:p>08128338857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5</text:p>
          </table:table-cell>
          <table:table-cell table:number-columns-repeated="28"/>
          <table:table-cell office:value-type="string" calcext:value-type="string">
            <text:p>08128338857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6</text:p>
          </table:table-cell>
          <table:table-cell table:number-columns-repeated="28"/>
          <table:table-cell office:value-type="string" calcext:value-type="string">
            <text:p>08128338857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2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7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8</text:p>
          </table:table-cell>
          <table:table-cell table:number-columns-repeated="28"/>
          <table:table-cell office:value-type="string" calcext:value-type="string">
            <text:p>08128338857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29</text:p>
          </table:table-cell>
          <table:table-cell table:number-columns-repeated="28"/>
          <table:table-cell office:value-type="string" calcext:value-type="string">
            <text:p>08128338857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0</text:p>
          </table:table-cell>
          <table:table-cell table:number-columns-repeated="28"/>
          <table:table-cell office:value-type="string" calcext:value-type="string">
            <text:p>08128338857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3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8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2</text:p>
          </table:table-cell>
          <table:table-cell table:number-columns-repeated="28"/>
          <table:table-cell office:value-type="string" calcext:value-type="string">
            <text:p>08128338858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3</text:p>
          </table:table-cell>
          <table:table-cell table:number-columns-repeated="28"/>
          <table:table-cell office:value-type="string" calcext:value-type="string">
            <text:p>08128338858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3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8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5</text:p>
          </table:table-cell>
          <table:table-cell table:number-columns-repeated="28"/>
          <table:table-cell office:value-type="string" calcext:value-type="string">
            <text:p>08128338858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6</text:p>
          </table:table-cell>
          <table:table-cell table:number-columns-repeated="28"/>
          <table:table-cell office:value-type="string" calcext:value-type="string">
            <text:p>08128338858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7</text:p>
          </table:table-cell>
          <table:table-cell table:number-columns-repeated="28"/>
          <table:table-cell office:value-type="string" calcext:value-type="string">
            <text:p>08128338858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3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8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39</text:p>
          </table:table-cell>
          <table:table-cell table:number-columns-repeated="28"/>
          <table:table-cell office:value-type="string" calcext:value-type="string">
            <text:p>08128338858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0</text:p>
          </table:table-cell>
          <table:table-cell table:number-columns-repeated="28"/>
          <table:table-cell office:value-type="string" calcext:value-type="string">
            <text:p>08128338858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1</text:p>
          </table:table-cell>
          <table:table-cell table:number-columns-repeated="28"/>
          <table:table-cell office:value-type="string" calcext:value-type="string">
            <text:p>08128338859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2</text:p>
          </table:table-cell>
          <table:table-cell table:number-columns-repeated="28"/>
          <table:table-cell office:value-type="string" calcext:value-type="string">
            <text:p>08128338859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3</text:p>
          </table:table-cell>
          <table:table-cell table:number-columns-repeated="28"/>
          <table:table-cell office:value-type="string" calcext:value-type="string">
            <text:p>08128338859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4</text:p>
          </table:table-cell>
          <table:table-cell table:number-columns-repeated="28"/>
          <table:table-cell office:value-type="string" calcext:value-type="string">
            <text:p>08128338859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5</text:p>
          </table:table-cell>
          <table:table-cell table:number-columns-repeated="28"/>
          <table:table-cell office:value-type="string" calcext:value-type="string">
            <text:p>08128338859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6</text:p>
          </table:table-cell>
          <table:table-cell table:number-columns-repeated="28"/>
          <table:table-cell office:value-type="string" calcext:value-type="string">
            <text:p>08128338859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7</text:p>
          </table:table-cell>
          <table:table-cell table:number-columns-repeated="28"/>
          <table:table-cell office:value-type="string" calcext:value-type="string">
            <text:p>08128338859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8</text:p>
          </table:table-cell>
          <table:table-cell table:number-columns-repeated="28"/>
          <table:table-cell office:value-type="string" calcext:value-type="string">
            <text:p>08128338859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49</text:p>
          </table:table-cell>
          <table:table-cell table:number-columns-repeated="28"/>
          <table:table-cell office:value-type="string" calcext:value-type="string">
            <text:p>08128338859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0</text:p>
          </table:table-cell>
          <table:table-cell table:number-columns-repeated="28"/>
          <table:table-cell office:value-type="string" calcext:value-type="string">
            <text:p>08128338859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1</text:p>
          </table:table-cell>
          <table:table-cell table:number-columns-repeated="28"/>
          <table:table-cell office:value-type="string" calcext:value-type="string">
            <text:p>08128338850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2</text:p>
          </table:table-cell>
          <table:table-cell table:number-columns-repeated="28"/>
          <table:table-cell office:value-type="string" calcext:value-type="string">
            <text:p>08128338850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3</text:p>
          </table:table-cell>
          <table:table-cell table:number-columns-repeated="28"/>
          <table:table-cell office:value-type="string" calcext:value-type="string">
            <text:p>08128338850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4</text:p>
          </table:table-cell>
          <table:table-cell table:number-columns-repeated="28"/>
          <table:table-cell office:value-type="string" calcext:value-type="string">
            <text:p>08128338850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5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0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6</text:p>
          </table:table-cell>
          <table:table-cell table:number-columns-repeated="28"/>
          <table:table-cell office:value-type="string" calcext:value-type="string">
            <text:p>08128338850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7</text:p>
          </table:table-cell>
          <table:table-cell table:number-columns-repeated="28"/>
          <table:table-cell office:value-type="string" calcext:value-type="string">
            <text:p>08128338850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8</text:p>
          </table:table-cell>
          <table:table-cell table:number-columns-repeated="28"/>
          <table:table-cell office:value-type="string" calcext:value-type="string">
            <text:p>08128338850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59</text:p>
          </table:table-cell>
          <table:table-cell table:number-columns-repeated="28"/>
          <table:table-cell office:value-type="string" calcext:value-type="string">
            <text:p>08128338850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0</text:p>
          </table:table-cell>
          <table:table-cell table:number-columns-repeated="28"/>
          <table:table-cell office:value-type="string" calcext:value-type="string">
            <text:p>08128338850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6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1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2</text:p>
          </table:table-cell>
          <table:table-cell table:number-columns-repeated="28"/>
          <table:table-cell office:value-type="string" calcext:value-type="string">
            <text:p>08128338851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3</text:p>
          </table:table-cell>
          <table:table-cell table:number-columns-repeated="28"/>
          <table:table-cell office:value-type="string" calcext:value-type="string">
            <text:p>08128338851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4</text:p>
          </table:table-cell>
          <table:table-cell table:number-columns-repeated="28"/>
          <table:table-cell office:value-type="string" calcext:value-type="string">
            <text:p>08128338851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6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1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6</text:p>
          </table:table-cell>
          <table:table-cell table:number-columns-repeated="28"/>
          <table:table-cell office:value-type="string" calcext:value-type="string">
            <text:p>08128338851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7</text:p>
          </table:table-cell>
          <table:table-cell table:number-columns-repeated="28"/>
          <table:table-cell office:value-type="string" calcext:value-type="string">
            <text:p>08128338851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8</text:p>
          </table:table-cell>
          <table:table-cell table:number-columns-repeated="28"/>
          <table:table-cell office:value-type="string" calcext:value-type="string">
            <text:p>08128338851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69</text:p>
          </table:table-cell>
          <table:table-cell table:number-columns-repeated="28"/>
          <table:table-cell office:value-type="string" calcext:value-type="string">
            <text:p>08128338851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70</text:p>
          </table:table-cell>
          <table:table-cell table:number-columns-repeated="28"/>
          <table:table-cell office:value-type="string" calcext:value-type="string">
            <text:p>08128338851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71</text:p>
          </table:table-cell>
          <table:table-cell table:number-columns-repeated="28"/>
          <table:table-cell office:value-type="string" calcext:value-type="string">
            <text:p>08128338852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7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2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73</text:p>
          </table:table-cell>
          <table:table-cell table:number-columns-repeated="28"/>
          <table:table-cell office:value-type="string" calcext:value-type="string">
            <text:p>08128338852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74</text:p>
          </table:table-cell>
          <table:table-cell table:number-columns-repeated="28"/>
          <table:table-cell office:value-type="string" calcext:value-type="string">
            <text:p>08128338852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75</text:p>
          </table:table-cell>
          <table:table-cell table:number-columns-repeated="28"/>
          <table:table-cell office:value-type="string" calcext:value-type="string">
            <text:p>08128338852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76</text:p>
          </table:table-cell>
          <table:table-cell table:number-columns-repeated="28"/>
          <table:table-cell office:value-type="string" calcext:value-type="string">
            <text:p>08128338852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77</text:p>
          </table:table-cell>
          <table:table-cell table:number-columns-repeated="28"/>
          <table:table-cell office:value-type="string" calcext:value-type="string">
            <text:p>08128338852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7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2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7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2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0</text:p>
          </table:table-cell>
          <table:table-cell table:number-columns-repeated="28"/>
          <table:table-cell office:value-type="string" calcext:value-type="string">
            <text:p>08128338852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1</text:p>
          </table:table-cell>
          <table:table-cell table:number-columns-repeated="28"/>
          <table:table-cell office:value-type="string" calcext:value-type="string">
            <text:p>08128338853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2</text:p>
          </table:table-cell>
          <table:table-cell table:number-columns-repeated="28"/>
          <table:table-cell office:value-type="string" calcext:value-type="string">
            <text:p>08128338853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8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3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4</text:p>
          </table:table-cell>
          <table:table-cell table:number-columns-repeated="28"/>
          <table:table-cell office:value-type="string" calcext:value-type="string">
            <text:p>08128338853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5</text:p>
          </table:table-cell>
          <table:table-cell table:number-columns-repeated="28"/>
          <table:table-cell office:value-type="string" calcext:value-type="string">
            <text:p>08128338853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8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3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7</text:p>
          </table:table-cell>
          <table:table-cell table:number-columns-repeated="28"/>
          <table:table-cell office:value-type="string" calcext:value-type="string">
            <text:p>08128338853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8</text:p>
          </table:table-cell>
          <table:table-cell table:number-columns-repeated="28"/>
          <table:table-cell office:value-type="string" calcext:value-type="string">
            <text:p>08128338853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89</text:p>
          </table:table-cell>
          <table:table-cell table:number-columns-repeated="28"/>
          <table:table-cell office:value-type="string" calcext:value-type="string">
            <text:p>08128338853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0</text:p>
          </table:table-cell>
          <table:table-cell table:number-columns-repeated="28"/>
          <table:table-cell office:value-type="string" calcext:value-type="string">
            <text:p>08128338853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1</text:p>
          </table:table-cell>
          <table:table-cell table:number-columns-repeated="28"/>
          <table:table-cell office:value-type="string" calcext:value-type="string">
            <text:p>08128338854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2</text:p>
          </table:table-cell>
          <table:table-cell table:number-columns-repeated="28"/>
          <table:table-cell office:value-type="string" calcext:value-type="string">
            <text:p>08128338854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3</text:p>
          </table:table-cell>
          <table:table-cell table:number-columns-repeated="28"/>
          <table:table-cell office:value-type="string" calcext:value-type="string">
            <text:p>08128338854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4</text:p>
          </table:table-cell>
          <table:table-cell table:number-columns-repeated="28"/>
          <table:table-cell office:value-type="string" calcext:value-type="string">
            <text:p>08128338854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5</text:p>
          </table:table-cell>
          <table:table-cell table:number-columns-repeated="28"/>
          <table:table-cell office:value-type="string" calcext:value-type="string">
            <text:p>08128338854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6</text:p>
          </table:table-cell>
          <table:table-cell table:number-columns-repeated="28"/>
          <table:table-cell office:value-type="string" calcext:value-type="string">
            <text:p>08128338854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9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4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5_9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54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99</text:p>
          </table:table-cell>
          <table:table-cell table:number-columns-repeated="28"/>
          <table:table-cell office:value-type="string" calcext:value-type="string">
            <text:p>08128338854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5_100</text:p>
          </table:table-cell>
          <table:table-cell table:number-columns-repeated="28"/>
          <table:table-cell office:value-type="string" calcext:value-type="string">
            <text:p>08128338854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</text:p>
          </table:table-cell>
          <table:table-cell table:number-columns-repeated="28"/>
          <table:table-cell office:value-type="string" calcext:value-type="string">
            <text:p>08128338865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</text:p>
          </table:table-cell>
          <table:table-cell table:number-columns-repeated="28"/>
          <table:table-cell office:value-type="string" calcext:value-type="string">
            <text:p>08128338865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3</text:p>
          </table:table-cell>
          <table:table-cell table:number-columns-repeated="28"/>
          <table:table-cell office:value-type="string" calcext:value-type="string">
            <text:p>08128338865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</text:p>
          </table:table-cell>
          <table:table-cell table:number-columns-repeated="28"/>
          <table:table-cell office:value-type="string" calcext:value-type="string">
            <text:p>08128338865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</text:p>
          </table:table-cell>
          <table:table-cell table:number-columns-repeated="28"/>
          <table:table-cell office:value-type="string" calcext:value-type="string">
            <text:p>08128338865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</text:p>
          </table:table-cell>
          <table:table-cell table:number-columns-repeated="28"/>
          <table:table-cell office:value-type="string" calcext:value-type="string">
            <text:p>08128338865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</text:p>
          </table:table-cell>
          <table:table-cell table:number-columns-repeated="28"/>
          <table:table-cell office:value-type="string" calcext:value-type="string">
            <text:p>08128338865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</text:p>
          </table:table-cell>
          <table:table-cell table:number-columns-repeated="28"/>
          <table:table-cell office:value-type="string" calcext:value-type="string">
            <text:p>08128338865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</text:p>
          </table:table-cell>
          <table:table-cell table:number-columns-repeated="28"/>
          <table:table-cell office:value-type="string" calcext:value-type="string">
            <text:p>08128338865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0</text:p>
          </table:table-cell>
          <table:table-cell table:number-columns-repeated="28"/>
          <table:table-cell office:value-type="string" calcext:value-type="string">
            <text:p>08128338865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1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6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2</text:p>
          </table:table-cell>
          <table:table-cell table:number-columns-repeated="28"/>
          <table:table-cell office:value-type="string" calcext:value-type="string">
            <text:p>08128338866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3</text:p>
          </table:table-cell>
          <table:table-cell table:number-columns-repeated="28"/>
          <table:table-cell office:value-type="string" calcext:value-type="string">
            <text:p>08128338866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1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6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5</text:p>
          </table:table-cell>
          <table:table-cell table:number-columns-repeated="28"/>
          <table:table-cell office:value-type="string" calcext:value-type="string">
            <text:p>08128338866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6</text:p>
          </table:table-cell>
          <table:table-cell table:number-columns-repeated="28"/>
          <table:table-cell office:value-type="string" calcext:value-type="string">
            <text:p>08128338866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7</text:p>
          </table:table-cell>
          <table:table-cell table:number-columns-repeated="28"/>
          <table:table-cell office:value-type="string" calcext:value-type="string">
            <text:p>08128338866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1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6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9</text:p>
          </table:table-cell>
          <table:table-cell table:number-columns-repeated="28"/>
          <table:table-cell office:value-type="string" calcext:value-type="string">
            <text:p>08128338866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0</text:p>
          </table:table-cell>
          <table:table-cell table:number-columns-repeated="28"/>
          <table:table-cell office:value-type="string" calcext:value-type="string">
            <text:p>08128338866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1</text:p>
          </table:table-cell>
          <table:table-cell table:number-columns-repeated="28"/>
          <table:table-cell office:value-type="string" calcext:value-type="string">
            <text:p>08128338867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2</text:p>
          </table:table-cell>
          <table:table-cell table:number-columns-repeated="28"/>
          <table:table-cell office:value-type="string" calcext:value-type="string">
            <text:p>08128338867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3</text:p>
          </table:table-cell>
          <table:table-cell table:number-columns-repeated="28"/>
          <table:table-cell office:value-type="string" calcext:value-type="string">
            <text:p>08128338867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4</text:p>
          </table:table-cell>
          <table:table-cell table:number-columns-repeated="28"/>
          <table:table-cell office:value-type="string" calcext:value-type="string">
            <text:p>08128338867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5</text:p>
          </table:table-cell>
          <table:table-cell table:number-columns-repeated="28"/>
          <table:table-cell office:value-type="string" calcext:value-type="string">
            <text:p>08128338867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6</text:p>
          </table:table-cell>
          <table:table-cell table:number-columns-repeated="28"/>
          <table:table-cell office:value-type="string" calcext:value-type="string">
            <text:p>08128338867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2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7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2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7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29</text:p>
          </table:table-cell>
          <table:table-cell table:number-columns-repeated="28"/>
          <table:table-cell office:value-type="string" calcext:value-type="string">
            <text:p>08128338867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30</text:p>
          </table:table-cell>
          <table:table-cell table:number-columns-repeated="28"/>
          <table:table-cell office:value-type="string" calcext:value-type="string">
            <text:p>081283388670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3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8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32</text:p>
          </table:table-cell>
          <table:table-cell table:number-columns-repeated="28"/>
          <table:table-cell office:value-type="string" calcext:value-type="string">
            <text:p>08128338868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33</text:p>
          </table:table-cell>
          <table:table-cell table:number-columns-repeated="28"/>
          <table:table-cell office:value-type="string" calcext:value-type="string">
            <text:p>08128338868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34</text:p>
          </table:table-cell>
          <table:table-cell table:number-columns-repeated="28"/>
          <table:table-cell office:value-type="string" calcext:value-type="string">
            <text:p>08128338868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35</text:p>
          </table:table-cell>
          <table:table-cell table:number-columns-repeated="28"/>
          <table:table-cell office:value-type="string" calcext:value-type="string">
            <text:p>08128338868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3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8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3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87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38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8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3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8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0</text:p>
          </table:table-cell>
          <table:table-cell table:number-columns-repeated="28"/>
          <table:table-cell office:value-type="string" calcext:value-type="string">
            <text:p>08128338868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1</text:p>
          </table:table-cell>
          <table:table-cell table:number-columns-repeated="28"/>
          <table:table-cell office:value-type="string" calcext:value-type="string">
            <text:p>08128338869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2</text:p>
          </table:table-cell>
          <table:table-cell table:number-columns-repeated="28"/>
          <table:table-cell office:value-type="string" calcext:value-type="string">
            <text:p>08128338869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3</text:p>
          </table:table-cell>
          <table:table-cell table:number-columns-repeated="28"/>
          <table:table-cell office:value-type="string" calcext:value-type="string">
            <text:p>08128338869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4</text:p>
          </table:table-cell>
          <table:table-cell table:number-columns-repeated="28"/>
          <table:table-cell office:value-type="string" calcext:value-type="string">
            <text:p>08128338869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5</text:p>
          </table:table-cell>
          <table:table-cell table:number-columns-repeated="28"/>
          <table:table-cell office:value-type="string" calcext:value-type="string">
            <text:p>08128338869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6</text:p>
          </table:table-cell>
          <table:table-cell table:number-columns-repeated="28"/>
          <table:table-cell office:value-type="string" calcext:value-type="string">
            <text:p>08128338869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7</text:p>
          </table:table-cell>
          <table:table-cell table:number-columns-repeated="28"/>
          <table:table-cell office:value-type="string" calcext:value-type="string">
            <text:p>08128338869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48</text:p>
          </table:table-cell>
          <table:table-cell table:number-columns-repeated="28"/>
          <table:table-cell office:value-type="string" calcext:value-type="string">
            <text:p>08128338869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49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9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0</text:p>
          </table:table-cell>
          <table:table-cell table:number-columns-repeated="28"/>
          <table:table-cell office:value-type="string" calcext:value-type="string">
            <text:p>08128338869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1</text:p>
          </table:table-cell>
          <table:table-cell table:number-columns-repeated="28"/>
          <table:table-cell office:value-type="string" calcext:value-type="string">
            <text:p>08128338860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2</text:p>
          </table:table-cell>
          <table:table-cell table:number-columns-repeated="28"/>
          <table:table-cell office:value-type="string" calcext:value-type="string">
            <text:p>08128338860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5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0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4</text:p>
          </table:table-cell>
          <table:table-cell table:number-columns-repeated="28"/>
          <table:table-cell office:value-type="string" calcext:value-type="string">
            <text:p>081283388604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55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05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56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0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7</text:p>
          </table:table-cell>
          <table:table-cell table:number-columns-repeated="28"/>
          <table:table-cell office:value-type="string" calcext:value-type="string">
            <text:p>08128338860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8</text:p>
          </table:table-cell>
          <table:table-cell table:number-columns-repeated="28"/>
          <table:table-cell office:value-type="string" calcext:value-type="string">
            <text:p>08128338860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59</text:p>
          </table:table-cell>
          <table:table-cell table:number-columns-repeated="28"/>
          <table:table-cell office:value-type="string" calcext:value-type="string">
            <text:p>08128338860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0</text:p>
          </table:table-cell>
          <table:table-cell table:number-columns-repeated="28"/>
          <table:table-cell office:value-type="string" calcext:value-type="string">
            <text:p>08128338860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1</text:p>
          </table:table-cell>
          <table:table-cell table:number-columns-repeated="28"/>
          <table:table-cell office:value-type="string" calcext:value-type="string">
            <text:p>08128338861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2</text:p>
          </table:table-cell>
          <table:table-cell table:number-columns-repeated="28"/>
          <table:table-cell office:value-type="string" calcext:value-type="string">
            <text:p>081283388612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63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1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4</text:p>
          </table:table-cell>
          <table:table-cell table:number-columns-repeated="28"/>
          <table:table-cell office:value-type="string" calcext:value-type="string">
            <text:p>08128338861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5</text:p>
          </table:table-cell>
          <table:table-cell table:number-columns-repeated="28"/>
          <table:table-cell office:value-type="string" calcext:value-type="string">
            <text:p>08128338861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6</text:p>
          </table:table-cell>
          <table:table-cell table:number-columns-repeated="28"/>
          <table:table-cell office:value-type="string" calcext:value-type="string">
            <text:p>08128338861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7</text:p>
          </table:table-cell>
          <table:table-cell table:number-columns-repeated="28"/>
          <table:table-cell office:value-type="string" calcext:value-type="string">
            <text:p>08128338861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8</text:p>
          </table:table-cell>
          <table:table-cell table:number-columns-repeated="28"/>
          <table:table-cell office:value-type="string" calcext:value-type="string">
            <text:p>08128338861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69</text:p>
          </table:table-cell>
          <table:table-cell table:number-columns-repeated="28"/>
          <table:table-cell office:value-type="string" calcext:value-type="string">
            <text:p>081283388619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70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1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1</text:p>
          </table:table-cell>
          <table:table-cell table:number-columns-repeated="28"/>
          <table:table-cell office:value-type="string" calcext:value-type="string">
            <text:p>08128338862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2</text:p>
          </table:table-cell>
          <table:table-cell table:number-columns-repeated="28"/>
          <table:table-cell office:value-type="string" calcext:value-type="string">
            <text:p>08128338862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3</text:p>
          </table:table-cell>
          <table:table-cell table:number-columns-repeated="28"/>
          <table:table-cell office:value-type="string" calcext:value-type="string">
            <text:p>081283388623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74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2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5</text:p>
          </table:table-cell>
          <table:table-cell table:number-columns-repeated="28"/>
          <table:table-cell office:value-type="string" calcext:value-type="string">
            <text:p>08128338862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6</text:p>
          </table:table-cell>
          <table:table-cell table:number-columns-repeated="28"/>
          <table:table-cell office:value-type="string" calcext:value-type="string">
            <text:p>081283388626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77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2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8</text:p>
          </table:table-cell>
          <table:table-cell table:number-columns-repeated="28"/>
          <table:table-cell office:value-type="string" calcext:value-type="string">
            <text:p>08128338862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79</text:p>
          </table:table-cell>
          <table:table-cell table:number-columns-repeated="28"/>
          <table:table-cell office:value-type="string" calcext:value-type="string">
            <text:p>08128338862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0</text:p>
          </table:table-cell>
          <table:table-cell table:number-columns-repeated="28"/>
          <table:table-cell office:value-type="string" calcext:value-type="string">
            <text:p>08128338862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1</text:p>
          </table:table-cell>
          <table:table-cell table:number-columns-repeated="28"/>
          <table:table-cell office:value-type="string" calcext:value-type="string">
            <text:p>08128338863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A6_82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8338863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3</text:p>
          </table:table-cell>
          <table:table-cell table:number-columns-repeated="28"/>
          <table:table-cell office:value-type="string" calcext:value-type="string">
            <text:p>08128338863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4</text:p>
          </table:table-cell>
          <table:table-cell table:number-columns-repeated="28"/>
          <table:table-cell office:value-type="string" calcext:value-type="string">
            <text:p>08128338863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5</text:p>
          </table:table-cell>
          <table:table-cell table:number-columns-repeated="28"/>
          <table:table-cell office:value-type="string" calcext:value-type="string">
            <text:p>08128338863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6</text:p>
          </table:table-cell>
          <table:table-cell table:number-columns-repeated="28"/>
          <table:table-cell office:value-type="string" calcext:value-type="string">
            <text:p>08128338863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7</text:p>
          </table:table-cell>
          <table:table-cell table:number-columns-repeated="28"/>
          <table:table-cell office:value-type="string" calcext:value-type="string">
            <text:p>08128338863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8</text:p>
          </table:table-cell>
          <table:table-cell table:number-columns-repeated="28"/>
          <table:table-cell office:value-type="string" calcext:value-type="string">
            <text:p>08128338863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89</text:p>
          </table:table-cell>
          <table:table-cell table:number-columns-repeated="28"/>
          <table:table-cell office:value-type="string" calcext:value-type="string">
            <text:p>08128338863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0</text:p>
          </table:table-cell>
          <table:table-cell table:number-columns-repeated="28"/>
          <table:table-cell office:value-type="string" calcext:value-type="string">
            <text:p>081283388630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1</text:p>
          </table:table-cell>
          <table:table-cell table:number-columns-repeated="28"/>
          <table:table-cell office:value-type="string" calcext:value-type="string">
            <text:p>081283388641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2</text:p>
          </table:table-cell>
          <table:table-cell table:number-columns-repeated="28"/>
          <table:table-cell office:value-type="string" calcext:value-type="string">
            <text:p>081283388642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3</text:p>
          </table:table-cell>
          <table:table-cell table:number-columns-repeated="28"/>
          <table:table-cell office:value-type="string" calcext:value-type="string">
            <text:p>081283388643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4</text:p>
          </table:table-cell>
          <table:table-cell table:number-columns-repeated="28"/>
          <table:table-cell office:value-type="string" calcext:value-type="string">
            <text:p>081283388644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5</text:p>
          </table:table-cell>
          <table:table-cell table:number-columns-repeated="28"/>
          <table:table-cell office:value-type="string" calcext:value-type="string">
            <text:p>081283388645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6</text:p>
          </table:table-cell>
          <table:table-cell table:number-columns-repeated="28"/>
          <table:table-cell office:value-type="string" calcext:value-type="string">
            <text:p>081283388646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7</text:p>
          </table:table-cell>
          <table:table-cell table:number-columns-repeated="28"/>
          <table:table-cell office:value-type="string" calcext:value-type="string">
            <text:p>081283388647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8</text:p>
          </table:table-cell>
          <table:table-cell table:number-columns-repeated="28"/>
          <table:table-cell office:value-type="string" calcext:value-type="string">
            <text:p>081283388648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99</text:p>
          </table:table-cell>
          <table:table-cell table:number-columns-repeated="28"/>
          <table:table-cell office:value-type="string" calcext:value-type="string">
            <text:p>081283388649</text:p>
          </table:table-cell>
          <table:table-cell table:number-columns-repeated="8"/>
        </table:table-row>
        <table:table-row table:style-name="ro1" table:visibility="filter">
          <table:table-cell table:number-columns-repeated="2" office:value-type="string" calcext:value-type="string">
            <text:p>AA6_100</text:p>
          </table:table-cell>
          <table:table-cell table:number-columns-repeated="28"/>
          <table:table-cell office:value-type="string" calcext:value-type="string">
            <text:p>08128338864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contacts.A1:contacts.AM401" table:display-filter-buttons="true">
          <table:filter>
            <table:filter-and>
              <table:filter-condition table:data-type="number" table:value="1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9T16:17:33.978000000</dc:date>
    <meta:editing-duration>PT13M2S</meta:editing-duration>
    <meta:editing-cycles>2</meta:editing-cycles>
    <meta:generator>LibreOffice/7.3.5.2$Windows_X86_64 LibreOffice_project/184fe81b8c8c30d8b5082578aee2fed2ea847c01</meta:generator>
    <meta:document-statistic meta:table-count="1" meta:cell-count="1354" meta:object-count="0"/>
  </office:meta>
</office:document-meta>
</file>